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08cm" fo:min-width="2.357cm"/>
      <style:paragraph-properties style:writing-mode="lr-tb"/>
    </style:style>
    <style:style style:name="gr2" style:family="graphic" style:parent-style-name="standard">
      <style:graphic-properties draw:fill-color="#3faf46" draw:textarea-horizontal-align="justify" draw:textarea-vertical-align="middle" draw:auto-grow-height="false" fo:min-height="2.608cm" fo:min-width="2.35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925cm" fo:min-width="5.21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925cm" fo:min-width="2.35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2.35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338cm" fo:min-width="2.357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973cm" fo:min-width="2.357cm"/>
      <style:paragraph-properties style:writing-mode="lr-tb"/>
    </style:style>
    <style:style style:name="gr8" style:family="graphic" style:parent-style-name="standard">
      <style:graphic-properties draw:fill-color="#f10d0c" draw:textarea-horizontal-align="justify" draw:textarea-vertical-align="middle" draw:auto-grow-height="false" fo:min-height="2.608cm" fo:min-width="5.85cm"/>
      <style:paragraph-properties style:writing-mode="lr-tb"/>
    </style:style>
    <style:style style:name="gr9" style:family="graphic" style:parent-style-name="standard">
      <style:graphic-properties draw:fill-color="#f10d0c" draw:textarea-horizontal-align="justify" draw:textarea-vertical-align="middle" draw:auto-grow-height="false" fo:min-height="1.655cm" fo:min-width="5.85cm"/>
      <style:paragraph-properties style:writing-mode="lr-tb"/>
    </style:style>
    <style:style style:name="gr10" style:family="graphic" style:parent-style-name="standard">
      <style:graphic-properties draw:fill-color="#f10d0c" draw:textarea-horizontal-align="justify" draw:textarea-vertical-align="middle" draw:auto-grow-height="false" fo:min-height="1.338cm" fo:min-width="3.31cm"/>
      <style:paragraph-properties style:writing-mode="lr-tb"/>
    </style:style>
    <style:style style:name="gr11" style:family="graphic" style:parent-style-name="standard">
      <style:graphic-properties draw:fill-color="#f10d0c" draw:textarea-horizontal-align="justify" draw:textarea-vertical-align="middle" draw:auto-grow-height="false" fo:min-height="1.973cm" fo:min-width="3.315cm"/>
      <style:paragraph-properties style:writing-mode="lr-tb"/>
    </style:style>
    <style:style style:name="gr12" style:family="graphic" style:parent-style-name="standard">
      <style:graphic-properties draw:fill-color="#3faf46" draw:textarea-horizontal-align="justify" draw:textarea-vertical-align="middle" draw:auto-grow-height="false" fo:min-height="1.338cm" fo:min-width="2.357cm"/>
      <style:paragraph-properties style:writing-mode="lr-tb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3.243cm" fo:min-width="5.85cm"/>
      <style:paragraph-properties style:writing-mode="lr-tb"/>
    </style:style>
    <style:style style:name="gr14" style:family="graphic" style:parent-style-name="standard">
      <style:graphic-properties draw:fill-color="#3faf46" draw:textarea-horizontal-align="justify" draw:textarea-vertical-align="middle" draw:auto-grow-height="false" fo:min-height="2.608cm" fo:min-width="2.6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3faf46"/>
      <style:paragraph-properties fo:text-align="center"/>
    </style:style>
    <style:style style:name="P3" style:family="paragraph">
      <loext:graphic-properties draw:fill-color="#f10d0c"/>
      <style:paragraph-properties fo:text-align="center"/>
    </style:style>
    <style:style style:name="P4" style:family="paragraph">
      <loext:graphic-properties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57cm" svg:height="2.858cm" svg:x="11.478cm" svg:y="6.397cm">
          <text:p text:style-name="P1">MCU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58cm" svg:height="2.858cm" svg:x="2.587cm" svg:y="2.587cm">
          <text:p text:style-name="P1">Motor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58cm" svg:height="2.858cm" svg:x="2.587cm" svg:y="5.444cm">
          <text:p text:style-name="P1">Motor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58cm" svg:height="2.858cm" svg:x="2.587cm" svg:y="8.302cm">
          <text:p text:style-name="P1">Motor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58cm" svg:height="2.858cm" svg:x="2.587cm" svg:y="11.16cm">
          <text:p text:style-name="P1">Motor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58cm" svg:height="2.858cm" svg:x="5.445cm" svg:y="2.587cm">
          <text:p text:style-name="P1">Motor</text:p>
          <text:p text:style-name="P1">Encoder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58cm" svg:height="2.858cm" svg:x="5.444cm" svg:y="8.302cm">
          <text:p text:style-name="P1">Motor</text:p>
          <text:p text:style-name="P1">Encoder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58cm" svg:height="2.858cm" svg:x="5.445cm" svg:y="5.445cm">
          <text:p text:style-name="P1">Motor</text:p>
          <text:p text:style-name="P1">Encoder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58cm" svg:height="2.858cm" svg:x="5.444cm" svg:y="11.159cm">
          <text:p text:style-name="P1">Motor</text:p>
          <text:p text:style-name="P1">Encoder4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15cm" svg:height="3.175cm" svg:x="19.732cm" svg:y="2.27cm">
          <text:p text:style-name="P1">BM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15cm" svg:height="3.175cm" svg:x="19.732cm" svg:y="5.445cm">
          <text:p text:style-name="P1">5V Rpi Buck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58cm" svg:height="3.175cm" svg:x="19.732cm" svg:y="8.62cm">
          <text:p text:style-name="P1">3.3V</text:p>
          <text:p text:style-name="P1">Buck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58cm" svg:height="3.175cm" svg:x="22.59cm" svg:y="8.62cm">
          <text:p text:style-name="P1">5V Sonar</text:p>
          <text:p text:style-name="P1">Buck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858cm" svg:height="1.27cm" svg:x="11.477cm" svg:y="9.255cm">
          <text:p text:style-name="P1">PowerLED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857cm" svg:height="1.588cm" svg:x="14.335cm" svg:y="6.397cm">
          <text:p text:style-name="P1">Clock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857cm" svg:height="1.588cm" svg:x="14.335cm" svg:y="7.984cm">
          <text:p text:style-name="P1">Rese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857cm" svg:height="2.223cm" svg:x="8.62cm" svg:y="6.397cm">
          <text:p text:style-name="P1">EEPROM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35cm" svg:height="2.858cm" svg:x="14.335cm" svg:y="17.827cm">
          <text:p text:style-name="P1">Prog/Debug</text:p>
          <text:p text:style-name="P1">Headers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35cm" svg:height="2.858cm" svg:x="20.59cm" svg:y="15.922cm">
          <text:p text:style-name="P1">Expansion</text:p>
          <text:p text:style-name="P1">Headers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6.35cm" svg:height="1.905cm" svg:x="20.59cm" svg:y="18.78cm">
          <text:p text:style-name="P1">RPi</text:p>
          <text:p text:style-name="P1">Headers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3.81cm" svg:height="1.588cm" svg:x="16.557cm" svg:y="16.239cm">
          <text:p text:style-name="P1">IMU</text:p>
          <text:p text:style-name="P1">Headers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815cm" svg:height="2.223cm" svg:x="23.125cm" svg:y="12.147cm">
          <text:p text:style-name="P1">OLED</text:p>
          <text:p text:style-name="P1">Headers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3.81cm" svg:height="1.588cm" svg:x="23.13cm" svg:y="14.334cm">
          <text:p text:style-name="P1">IR Board<text:tab/></text:p>
          <text:p text:style-name="P1">Headers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857cm" svg:height="1.588cm" svg:x="15.288cm" svg:y="10.842cm">
          <text:p text:style-name="P1">Buzzer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6.35cm" svg:height="3.493cm" svg:x="8.937cm" svg:y="2.587cm">
          <text:p text:style-name="P1">RGB LEDs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175cm" svg:height="2.858cm" svg:x="8.937cm" svg:y="11.16cm">
          <text:p text:style-name="P1">Ultrasonic</text:p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175cm" svg:height="2.858cm" svg:x="8.937cm" svg:y="14.017cm">
          <text:p text:style-name="P1">Ultrasonic</text:p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175cm" svg:height="2.858cm" svg:x="8.937cm" svg:y="16.874cm">
          <text:p text:style-name="P1">Ultrasonic</text:p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175cm" svg:height="2.858cm" svg:x="5.762cm" svg:y="16.875cm">
          <text:p text:style-name="P1">Ultrasonic</text:p>
          <text:p text:style-name="P1">4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6T18:08:25.629890760</meta:creation-date>
    <dc:date>2021-07-06T18:30:04.436414540</dc:date>
    <meta:editing-duration>PT7S</meta:editing-duration>
    <meta:editing-cycles>1</meta:editing-cycles>
    <meta:generator>LibreOffice/7.0.3.1$Linux_X86_64 LibreOffice_project/00$Build-1</meta:generator>
    <meta:document-statistic meta:object-count="29"/>
  </office:meta>
</office:document-meta>
</file>